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ppPropertyPage.performO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ebAppPropertyPage.get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AppPropertyPage.init( IWorkbench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PropertyPage.createContents( final Composite the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bAppPropertyPage.performDe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